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25mm"/>
    </style:style>
    <style:style style:name="co3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svg:stroke-width="0mm" draw:marker-start-width="2mm" draw:marker-end-width="2mm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0.19mm" svg:height="45.18mm" svg:x="97.58mm" svg:y="4.91mm">
            <draw:object draw:notify-on-update-of-ranges="Sheet1.B2:Sheet1.B2 Sheet1.B3:Sheet1.B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89.4mm" svg:height="53.89mm" svg:x="97mm" svg:y="49.9mm">
            <draw:object draw:notify-on-update-of-ranges="Sheet1.C1:Sheet1.C2 Sheet1.C3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90.74mm" svg:height="45.74mm" svg:x="185.81mm" svg:y="4.32mm">
            <draw:object draw:notify-on-update-of-ranges="Sheet1.D2:Sheet1.D2 Sheet1.D3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atriz de posiciones</text:p>
          </table:table-cell>
          <table:covered-table-cell table:number-columns-repeated="2"/>
          <table:table-cell/>
          <table:table-cell office:value-type="string" calcext:value-type="string" table:number-columns-spanned="5" table:number-rows-spanned="1">
            <text:p>Se utiliza el medidas de bytes para las 3 columna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+4</text:p>
          </table:table-cell>
          <table:table-cell office:value-type="string" calcext:value-type="string">
            <text:p>sizeof(con a[i])</text:p>
          </table:table-cell>
          <table:table-cell office:value-type="string" calcext:value-type="string">
            <text:p>sizeof(con a)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3]+4)*4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4]+4)*4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A5]+4)*4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6]+4)*4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A7]+4)*4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office:value-type="float" office:value="416" calcext:value-type="float">
            <text:p>416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A8]+4)*4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496" calcext:value-type="float">
            <text:p>49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A9]+4)*4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10]+4)*4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office:value-type="float" office:value="656" calcext:value-type="float">
            <text:p>65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[.A11]+4)*4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office:value-type="float" office:value="736" calcext:value-type="float">
            <text:p>736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[.A12]+4)*4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float" office:value="816" calcext:value-type="float">
            <text:p>81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[.A13]+4)*4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[.A14]+4)*4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float" office:value="976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15]+4)*4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office:value-type="float" office:value="1056" calcext:value-type="float">
            <text:p>1056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[.A16]+4)*4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office:value-type="float" office:value="1136" calcext:value-type="float">
            <text:p>113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[.A17]+4)*4" office:value-type="float" office:value="616" calcext:value-type="float">
            <text:p>616</text:p>
          </table:table-cell>
          <table:table-cell office:value-type="float" office:value="616" calcext:value-type="float">
            <text:p>616</text:p>
          </table:table-cell>
          <table:table-cell office:value-type="float" office:value="1216" calcext:value-type="float">
            <text:p>1216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[.A18]+4)*4" office:value-type="float" office:value="656" calcext:value-type="float">
            <text:p>656</text:p>
          </table:table-cell>
          <table:table-cell office:value-type="float" office:value="656" calcext:value-type="float">
            <text:p>656</text:p>
          </table:table-cell>
          <table:table-cell office:value-type="float" office:value="1296" calcext:value-type="float">
            <text:p>1296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[.A19]+4)*4" office:value-type="float" office:value="696" calcext:value-type="float">
            <text:p>696</text:p>
          </table:table-cell>
          <table:table-cell office:value-type="float" office:value="696" calcext:value-type="float">
            <text:p>696</text:p>
          </table:table-cell>
          <table:table-cell office:value-type="float" office:value="1376" calcext:value-type="float">
            <text:p>1376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[.A20]+4)*4" office:value-type="float" office:value="736" calcext:value-type="float">
            <text:p>736</text:p>
          </table:table-cell>
          <table:table-cell office:value-type="float" office:value="736" calcext:value-type="float">
            <text:p>736</text:p>
          </table:table-cell>
          <table:table-cell office:value-type="float" office:value="1456" calcext:value-type="float">
            <text:p>1456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[.A21]+4)*4" office:value-type="float" office:value="776" calcext:value-type="float">
            <text:p>776</text:p>
          </table:table-cell>
          <table:table-cell office:value-type="float" office:value="776" calcext:value-type="float">
            <text:p>776</text:p>
          </table:table-cell>
          <table:table-cell office:value-type="float" office:value="1536" calcext:value-type="float">
            <text:p>1536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22]+4)*4" office:value-type="float" office:value="816" calcext:value-type="float">
            <text:p>816</text:p>
          </table:table-cell>
          <table:table-cell office:value-type="float" office:value="816" calcext:value-type="float">
            <text:p>816</text:p>
          </table:table-cell>
          <table:table-cell office:value-type="float" office:value="1616" calcext:value-type="float">
            <text:p>16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Liberation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20:33:03.354973508</meta:creation-date>
    <dc:date>2019-04-11T21:37:57.964278463</dc:date>
    <meta:editing-duration>PT3M16S</meta:editing-duration>
    <meta:editing-cycles>2</meta:editing-cycles>
    <meta:generator>LibreOffice/6.1.0.3$Linux_X86_64 LibreOffice_project/10$Build-3</meta:generator>
    <meta:document-statistic meta:table-count="1" meta:cell-count="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2cm" svg:height="4.519cm" xlink:href=".." xlink:type="simple" chart:class="chart:line" chart:style-name="ch1">
        <chart:legend chart:legend-position="end" svg:x="7.041cm" svg:y="1.96cm" style:legend-expansion="high" chart:style-name="ch2"/>
        <chart:plot-area chart:style-name="ch3" table:cell-range-address="Sheet1.B2:Sheet1.B22" chart:data-source-has-labels="row" svg:x="0.18cm" svg:y="0.09cm" svg:width="6.681cm" svg:height="4.339cm">
          <chartooo:coordinate-region svg:x="1.172cm" svg:y="0.29cm" svg:width="5.689cm" svg:height="3.3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22" chart:label-cell-address="Sheet1.B2:Sheet1.B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+4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B3:Sheet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941cm" svg:height="5.39cm" xlink:href=".." xlink:type="simple" chart:class="chart:line" chart:style-name="ch1">
        <chart:legend chart:legend-position="end" svg:x="5.216cm" svg:y="2.396cm" style:legend-expansion="high" chart:style-name="ch2"/>
        <chart:plot-area chart:style-name="ch3" table:cell-range-address="Sheet1.C1:Sheet1.C22" chart:data-source-has-labels="row" svg:x="0.178cm" svg:y="0.107cm" svg:width="4.86cm" svg:height="5.176cm">
          <chartooo:coordinate-region svg:x="0.985cm" svg:y="0.306cm" svg:width="4.053cm" svg:height="4.1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" chart:label-cell-address="Sheet1.C1:Sheet1.C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of(con a[i])</text:p>
                <text:list>
                  <text:list-item>
                    <text:p/>
                  </text:list-item>
                  <text:list-item>
                    <text:p>sizeof(con a[i])</text:p>
                  </text:list-item>
                </text:list>
                <draw:g>
                  <svg:desc>Sheet1.C1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  <draw:g>
                  <svg:desc>Sheet1.C3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075cm" svg:height="4.575cm" xlink:href=".." xlink:type="simple" chart:class="chart:line" chart:style-name="ch1">
        <chart:legend chart:legend-position="end" svg:x="5.747cm" svg:y="1.988cm" style:legend-expansion="high" chart:style-name="ch2"/>
        <chart:plot-area chart:style-name="ch3" table:cell-range-address="Sheet1.D2:Sheet1.D22" chart:data-source-has-labels="row" svg:x="0.181cm" svg:y="0.091cm" svg:width="5.385cm" svg:height="4.393cm">
          <chartooo:coordinate-region svg:x="1.173cm" svg:y="0.29cm" svg:width="4.393cm" svg:height="3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of(con a)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6">
                <text:p>96</text:p>
                <draw:g>
                  <svg:desc>Sheet1.D3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6">
                <text:p>1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6">
                <text:p>13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6">
                <text:p>16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